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08b43" officeooo:paragraph-rsid="00008b43" style:font-size-asian="16pt" style:font-size-complex="16pt"/>
    </style:style>
    <style:style style:name="P2" style:family="paragraph" style:parent-style-name="Standard">
      <style:text-properties fo:font-size="12pt" officeooo:rsid="00008b43" officeooo:paragraph-rsid="00008b43" style:font-size-asian="10.5pt" style:font-size-complex="12pt"/>
    </style:style>
    <style:style style:name="P3" style:family="paragraph" style:parent-style-name="Standard" style:list-style-name="L1">
      <style:text-properties fo:font-size="12pt" officeooo:rsid="00008b43" officeooo:paragraph-rsid="00008b43" style:font-size-asian="10.5pt" style:font-size-complex="12pt"/>
    </style:style>
    <style:style style:name="P4" style:family="paragraph" style:parent-style-name="Standard">
      <style:text-properties fo:font-size="12pt" officeooo:rsid="00014e1b" officeooo:paragraph-rsid="00014e1b" style:font-size-asian="10.5pt" style:font-size-complex="12pt"/>
    </style:style>
    <style:style style:name="P5" style:family="paragraph" style:parent-style-name="Standard">
      <style:text-properties fo:font-size="12pt" officeooo:rsid="0002c485" officeooo:paragraph-rsid="0002c485" style:font-size-asian="10.5pt" style:font-size-complex="12pt"/>
    </style:style>
    <style:style style:name="P6" style:family="paragraph" style:parent-style-name="Standard">
      <style:text-properties officeooo:paragraph-rsid="001405a9"/>
    </style:style>
    <style:style style:name="P7" style:family="paragraph" style:parent-style-name="Standard">
      <style:text-properties officeooo:paragraph-rsid="001eb8c6"/>
    </style:style>
    <style:style style:name="P8" style:family="paragraph" style:parent-style-name="Standard">
      <style:text-properties officeooo:rsid="002324fb" officeooo:paragraph-rsid="002324fb"/>
    </style:style>
    <style:style style:name="P9" style:family="paragraph" style:parent-style-name="Standard">
      <style:text-properties officeooo:rsid="002f728d" officeooo:paragraph-rsid="002f728d"/>
    </style:style>
    <style:style style:name="T1" style:family="text">
      <style:text-properties fo:font-size="12pt" style:font-size-asian="10.5pt" style:font-size-complex="12pt"/>
    </style:style>
    <style:style style:name="T2" style:family="text">
      <style:text-properties fo:font-size="12pt" officeooo:rsid="000644ca" style:font-size-asian="10.5pt" style:font-size-complex="12pt"/>
    </style:style>
    <style:style style:name="T3" style:family="text">
      <style:text-properties fo:font-size="12pt" officeooo:rsid="000bb541" style:font-size-asian="10.5pt" style:font-size-complex="12pt"/>
    </style:style>
    <style:style style:name="T4" style:family="text">
      <style:text-properties fo:font-size="12pt" officeooo:rsid="00014e1b" style:font-size-asian="10.5pt" style:font-size-complex="12pt"/>
    </style:style>
    <style:style style:name="T5" style:family="text">
      <style:text-properties fo:font-size="12pt" officeooo:rsid="0002c485" style:font-size-asian="10.5pt" style:font-size-complex="12pt"/>
    </style:style>
    <style:style style:name="T6" style:family="text">
      <style:text-properties fo:font-size="12pt" officeooo:rsid="00071975" style:font-size-asian="10.5pt" style:font-size-complex="12pt"/>
    </style:style>
    <style:style style:name="T7" style:family="text">
      <style:text-properties fo:font-size="12pt" officeooo:rsid="000d271a" style:font-size-asian="10.5pt" style:font-size-complex="12pt"/>
    </style:style>
    <style:style style:name="T8" style:family="text">
      <style:text-properties fo:font-size="12pt" officeooo:rsid="000e5ee5" style:font-size-asian="10.5pt" style:font-size-complex="12pt"/>
    </style:style>
    <style:style style:name="T9" style:family="text">
      <style:text-properties fo:font-size="12pt" officeooo:rsid="001405a9" style:font-size-asian="10.5pt" style:font-size-complex="12pt"/>
    </style:style>
    <style:style style:name="T10" style:family="text">
      <style:text-properties fo:font-size="12pt" officeooo:rsid="001eb8c6" style:font-size-asian="10.5pt" style:font-size-complex="12pt"/>
    </style:style>
    <style:style style:name="T11" style:family="text">
      <style:text-properties fo:font-size="12pt" officeooo:rsid="00045503" style:font-size-asian="10.5pt" style:font-size-complex="12pt"/>
    </style:style>
    <style:style style:name="T12" style:family="text">
      <style:text-properties fo:font-size="12pt" officeooo:rsid="001f9b5a" style:font-size-asian="10.5pt" style:font-size-complex="12pt"/>
    </style:style>
    <style:style style:name="T13" style:family="text">
      <style:text-properties officeooo:rsid="002f72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s and Evaluation – <text:span text:style-name="T13">target: 4000</text:span></text:p>
      <text:p text:style-name="P1"/>
      <text:p text:style-name="P2">To key to a successful scientific report is covering:</text:p>
      <text:list xml:id="list2062004055" text:style-name="L1">
        <text:list-item>
          <text:p text:style-name="P3">The project title</text:p>
        </text:list-item>
        <text:list-item>
          <text:p text:style-name="P3">aim of an experiment</text:p>
        </text:list-item>
        <text:list-item>
          <text:p text:style-name="P3">Hypothesis</text:p>
        </text:list-item>
        <text:list-item>
          <text:p text:style-name="P3">an introduction to the relevant background theory</text:p>
        </text:list-item>
        <text:list-item>
          <text:p text:style-name="P3">Methods used</text:p>
        </text:list-item>
        <text:list-item>
          <text:p text:style-name="P3">Results </text:p>
        </text:list-item>
        <text:list-item>
          <text:p text:style-name="P3">A discussion of results </text:p>
        </text:list-item>
        <text:list-item>
          <text:p text:style-name="P3">Lastly, a conclusion</text:p>
        </text:list-item>
      </text:list>
      <text:p text:style-name="P4">This aim of a scientific paper is to allow readers to understand an experiment without doing the experiment themselves.</text:p>
      <text:p text:style-name="P4"/>
      <text:p text:style-name="P4">In addition, scientific reports give others the opportunity to check the methodology of an experiment to ensure the validity of the results.</text:p>
      <text:p text:style-name="P4">The format of a scientific report Is typically as follows, <text:s/>writing the introduction, aim and hypothesis comes before performing the experiment, the results are recorded during the experiment and the discussion and conclusion are completed after the experiment.</text:p>
      <text:p text:style-name="P4"/>
      <text:p text:style-name="P4">The project title: Designing an autonomous drone infrastructure for surveillance with facial recognition.</text:p>
      <text:p text:style-name="P4"/>
      <text:p text:style-name="P6"><text:span text:style-name="T2">Facial recognition software is seasoned </text:span><text:span text:style-name="T3">software that allows a computer algorithm to </text:span><text:span text:style-name="T7">pick put specific distinctive details in a person’s face.</text:span><text:span text:style-name="T3"> </text:span><text:span text:style-name="T7">These details i.e., distance between the eyes and shape of the chin are then converted into a mathematical representation and compared to data on other faces collected in a face recognition database. </text:span><text:span text:style-name="T2"><text:s/></text:span><text:span text:style-name="T8">Drone technology has similarly been around for a long time and has experienced many designs and changes that are purposeful</text:span><text:span text:style-name="T2">. </text:span><text:span text:style-name="T8">Drones can be remote controlled or made to repeat set actions and with the advent of machine learning they can be trained to respond in </text:span><text:span text:style-name="T9">desired</text:span><text:span text:style-name="T8"> ways to certain input data through any sensor such as a camera</text:span><text:span text:style-name="T9">s; thus the automation aspect</text:span><text:span text:style-name="T8">.</text:span></text:p>
      <text:p text:style-name="P6"><text:span text:style-name="T8"/></text:p>
      <text:p text:style-name="P6"><text:span text:style-name="T4">The idea behind the project was to put together </text:span><text:span text:style-name="T2">these two elements </text:span><text:span text:style-name="T4">and test a growing list of functionality that would be required for a autonomous drone to be used for surveillance with facial recognition software. </text:span><text:span text:style-name="T5">The Purpose of this project is to encourage future development of more small scale technologies for drone automation by showcasing the current capabilities of machine learning and computer vision techniques on an autonomous drone while highlighting the necessary software and hardware that would be required to further the field of development. </text:span><text:span text:style-name="T2">Special attention is paid to face recognition because the use cases of drones drastically increases and the possible applications for human computer interactions also increase when the drones can recognise and thus respond in certain ways to a human being observed. The addition of biometric </text:span><text:span text:style-name="T6">data allows drones to be more personalised while also serving general purposes.</text:span></text:p>
      <text:p text:style-name="P5"/>
      <text:p text:style-name="P7"><text:span text:style-name="T10">Experiments were </text:span><text:span text:style-name="T11">conducted in three different stages </text:span><text:span text:style-name="T10">that allowed the testing of three key capabilities.</text:span></text:p>
      <text:p text:style-name="P7"><text:span text:style-name="T10">The first aim of the experiment was if face detection on the drone </text:span><text:span text:style-name="T12">during flight </text:span><text:span text:style-name="T10">was possible and reliable.</text:span></text:p>
      <text:p text:style-name="P7"><text:span text:style-name="T10">The second aim was </text:span><text:span text:style-name="T12">to test if </text:span><text:span text:style-name="T10">face recognition on the drone was consistent enough to be reliable</text:span></text:p>
      <text:p text:style-name="P7"><text:span text:style-name="T10">The third and last aim was testing if beneficial autonomous </text:span><text:span text:style-name="T12">actions could be created based on face detection.</text:span></text:p>
      <text:p text:style-name="P9"><text:soft-page-break/><text:span text:style-name="T12">H</text:span><text:span text:style-name="T1">ypothesis:</text:span></text:p>
      <text:p text:style-name="P9"><text:span text:style-name="T1"/></text:p>
      <text:p text:style-name="P8"><text:span text:style-name="T12">I</text:span><text:span text:style-name="T1">t is predicted that the drone will be able to accomplish the goals of face detection and recognition in flight up to a certain height and angle as discovered in works by (Hei Jan et al in 2015). <text:s/>Given the consistent detection of a recognised face the drone will also be able to carry out objectives such as following a recognised face, keeping it within frame and looking around for a particular face. </text:span></text:p>
      <text:p text:style-name="P8"><text:span text:style-name="T1"/></text:p>
      <text:p text:style-name="P9"><text:span text:style-name="T1">Risk Assessment</text:span></text:p>
      <text:p text:style-name="P9"><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5T09:12:13.397676857</meta:creation-date>
    <dc:date>2022-09-15T20:57:17.488571449</dc:date>
    <meta:editing-duration>PT8H18M6S</meta:editing-duration>
    <meta:editing-cycles>13</meta:editing-cycles>
    <meta:generator>LibreOffice/6.4.7.2$Linux_X86_64 LibreOffice_project/40$Build-2</meta:generator>
    <meta:document-statistic meta:table-count="0" meta:image-count="0" meta:object-count="0" meta:page-count="2" meta:paragraph-count="23" meta:word-count="544" meta:character-count="3370" meta:non-whitespace-character-count="2850"/>
  </office:meta>
</office:document-meta>
</file>